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GothicMt" svg:font-family="NewsGothicMt, Helvetic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7407" officeooo:paragraph-rsid="00047407"/>
    </style:style>
    <style:style style:name="P2" style:family="paragraph" style:parent-style-name="Standard">
      <style:paragraph-properties fo:text-align="justify" style:justify-single-word="false"/>
      <style:text-properties officeooo:rsid="00047407" officeooo:paragraph-rsid="0004f4a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5cf26"/>
    </style:style>
    <style:style style:name="P5" style:family="paragraph" style:parent-style-name="Standard">
      <style:paragraph-properties fo:text-align="justify" style:justify-single-word="false"/>
      <style:text-properties officeooo:rsid="0004f4aa" officeooo:paragraph-rsid="0004f4aa"/>
    </style:style>
    <style:style style:name="T1" style:family="text">
      <style:text-properties officeooo:rsid="00047407"/>
    </style:style>
    <style:style style:name="T2" style:family="text">
      <style:text-properties officeooo:rsid="0004f1bf"/>
    </style:style>
    <style:style style:name="T3" style:family="text">
      <style:text-properties officeooo:rsid="0004f4aa"/>
    </style:style>
    <style:style style:name="T4" style:family="text">
      <style:text-properties officeooo:rsid="0005cf26"/>
    </style:style>
    <style:style style:name="T5" style:family="text">
      <style:text-properties officeooo:rsid="0007b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uciano Dos Santos Cardoso Júnior // 18207299</text:p>
      <text:p text:style-name="P3"/>
      <text:p text:style-name="P3">A)<text:tab/>Ondas eletromagnéticas são aquelas que resultam da libertação das fontes de energia elétrica e magnética em <text:span text:style-name="T1">conjunto. Quando</text:span> se movimenta velozmente, com a velocidade da luz, a energia liberada apresenta o aspecto de onda. Por esse motivo, recebe o nome de onda eletromagnética(TodaMateria,2019).</text:p>
      <text:p text:style-name="P3"/>
      <text:p text:style-name="P3"><text:tab/>A frequência <text:span text:style-name="T1">varia de 100MHz à</text:span> 1GHz, na qual a absorção é maior, não é usada, pois toda a energia seria absorvida pelas moléculas da superfície. No forno de micro-ondas, a energia das ondas eletromagnéticas é transmitida para as moléculas de água que transferem a energia para as moléculas adjacentes por vibração, aumentando a temperatura e cozinhando os <text:span text:style-name="T1">alimentos. Água</text:span>, gordura, açúcares e outras moléculas polares absorvem radiação em torno de 2,45 GHz. Praticamente todos os alimentos que ingerimos são constituídos principalmente por água, o que permite com que parte da energia da onda eletromagnética dessa frequência seja transferida para estas moléculas. Como a energia é parcialmente absorvida, as ondas penetram no interior do alimento para cozinhá-lo por inteiro(SILVA, 2020).</text:p>
      <text:p text:style-name="P3"/>
      <text:p text:style-name="P3"/>
      <text:p text:style-name="P3">SILVA, Domiciano Correa Marques da. "Micro-ondas"; Brasil Escola. Disponível em: https://brasilescola.uol.com.br/fisica/microondas.htm. Acesso em 05 de dezembro de 2020.</text:p>
      <text:p text:style-name="P3"/>
      <text:p text:style-name="P3">"Ondas Eletromagnéticas"; TodaMateria. Disponível em: https://www.todamateria.com.br/ondas-eletromagneticas/. Acesso em 05 de dezembro de 2020.</text:p>
      <text:p text:style-name="P3"/>
      <text:p text:style-name="P1">B) <text:tab/>Não é uma radiação ionizante ,ou seja , para ser uma radiação ionizante depende da quantidade de energia suficiente para arrancar elétrons que se encontram ligados a átomos e moléculas <text:span text:style-name="T2">assim</text:span> uma radiação pode ser descrita como não ionizante ou ionizante. E a radiação emitida pelo forno micro-ondas não é ionizante pois sua energia é baixa.</text:p>
      <text:p text:style-name="P1"/>
      <text:p text:style-name="P4"><text:span text:style-name="T1">C)<text:tab/>A radiação do micro-ondas não é capaz de causar câncer, felizmente. As micro-ondas são ondas eletromagnéticas não-ionizantes, ou seja, não são capazes de danificar tecidos orgânicos a ponto de causar-lhes mutações</text:span><text:span text:style-name="T4">(Com o micro-ondas em Perfeitas condições)</text:span><text:span text:style-name="T1">(BemEstar, 2016)</text:span><text:span text:style-name="T4">. </text:span><text:span text:style-name="T1">Bem creio eu que </text:span><text:span text:style-name="T3">sim, que</text:span><text:span text:style-name="T1"> exista dete</text:span><text:span text:style-name="T4">o</text:span><text:span text:style-name="T1">rização dos alimentos por conta da </text:span><text:span text:style-name="T3">bioquímica</text:span><text:span text:style-name="T1"> do alimento , quando as </text:span><text:span text:style-name="T3">proteínas</text:span><text:span text:style-name="T1"> </text:span><text:span text:style-name="T3">são</text:span><text:span text:style-name="T1"> aquecidas elas desnaturam, para </text:span><text:span text:style-name="T3">proteínas</text:span><text:span text:style-name="T1"> essa </text:span><text:span text:style-name="T3">desnaturação</text:span><text:span text:style-name="T1"> é </text:span><text:span text:style-name="T3">reversível</text:span><text:span text:style-name="T1"> </text:span><text:span text:style-name="T3">porém</text:span><text:span text:style-name="T1"> para outras </text:span><text:span text:style-name="T3">moléculas</text:span><text:span text:style-name="T1"> </text:span><text:span text:style-name="T3">não</text:span><text:span text:style-name="T4">(como por </text:span><text:span text:style-name="T5">como, por exemplo, antioxidantes</text:span><text:span text:style-name="T4">)</text:span><text:span text:style-name="T1">, logo como o forno </text:span><text:span text:style-name="T3">micro-ondas</text:span><text:span text:style-name="T1"> faz com que as </text:span><text:span text:style-name="T3">moléculas</text:span><text:span text:style-name="T1"> de </text:span><text:span text:style-name="T3">água</text:span><text:span text:style-name="T1"> </text:span><text:span text:style-name="T3">aqueçam</text:span><text:span text:style-name="T1"> ,pois absorvem mais </text:span><text:span text:style-name="T3">radiação.</text:span><text:span text:style-name="T1"> Sendo assim elas seriam deterioradas.</text:span></text:p>
      <text:p text:style-name="P2"/>
      <text:p text:style-name="P2"/>
      <text:p text:style-name="P2"/>
      <text:p text:style-name="P2">"Verdade ou mito: os alimentos perdem nutrientes ao serem aquecidos no micro-ondas?"; BemEstar. Disponível em: http://glo.bo/2boGWsd. Acesso em 05 de dezembro de 202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GothicMt" svg:font-family="NewsGothicMt, Helvetic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2:22:07.142000000</meta:creation-date>
    <dc:date>2020-12-05T12:58:28.096000000</dc:date>
    <meta:editing-duration>PT15M59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8" meta:word-count="382" meta:character-count="2642" meta:non-whitespace-character-count="2266"/>
  </office:meta>
</office:document-meta>
</file>